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  <style:text-properties style:font-name="Times" fo:font-size="12pt" fo:font-weight="bold" style:font-name-asian="Times" style:font-size-asian="12pt" style:font-weight-asian="bold" style:font-name-complex="Times"/>
    </style:style>
    <style:style style:name="P2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62cm" style:type="center"/>
          <style:tab-stop style:position="15.004cm"/>
          <style:tab-stop style:position="15.24cm" style:type="right"/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 fo:break-before="page"/>
      <style:text-properties style:font-name="Times" fo:font-size="12pt" style:font-size-asian="12pt" style:font-name-complex="Times" style:font-size-complex="14pt"/>
    </style:style>
    <style:style style:name="P5" style:family="paragraph" style:parent-style-name="Standard" style:master-page-name="Standard">
      <style:paragraph-properties fo:line-height="150%" fo:text-align="justify" style:justify-single-word="false" style:page-number="1"/>
      <style:text-properties style:font-name="Times" fo:font-size="12pt" style:font-size-asian="12pt" style:font-name-complex="Times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" fo:font-size="12pt" fo:font-weight="bold" style:font-size-asian="12pt" style:font-weight-asian="bold" style:font-name-complex="Times"/>
    </style:style>
    <style:style style:name="T3" style:family="text">
      <style:text-properties style:font-name="Times" fo:font-size="12pt" fo:font-weight="bold" style:font-name-asian="Times" style:font-size-asian="12pt" style:font-weight-asian="bold" style:font-name-complex="Times"/>
    </style:style>
    <style:style style:name="T4" style:family="text">
      <style:text-properties style:font-name-asian="Tim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fendant<text:span text:style-name="T4">’</text:span>s<text:span text:style-name="T4"> </text:span>plaintiff<text:span text:style-name="T4">’</text:span>s</text:p>
      <text:p text:style-name="P4"/>
      <text:h text:style-name="Heading_20_2" text:outline-level="2">E.<text:span text:style-name="T4">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style:font-name="Times" fo:font-size="12pt" fo:font-weight="bold" style:letter-kerning="true" style:font-size-asian="12pt" style:font-weight-asian="bold" style:font-name-complex="Times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27cm" fo:margin-right="0cm" fo:margin-top="0.212cm" fo:margin-bottom="0.212cm" fo:text-align="justify" style:justify-single-word="false" fo:text-indent="0cm" style:auto-text-indent="false" fo:keep-with-next="always"/>
      <style:text-properties style:font-name="Times" fo:font-size="12pt" fo:font-weight="bold" style:font-size-asian="12pt" style:font-weight-asian="bold" style:font-name-complex="Times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54cm" fo:margin-right="0cm" fo:margin-top="0.212cm" fo:margin-bottom="0.212cm" fo:text-align="justify" style:justify-single-word="false" fo:text-indent="0cm" style:auto-text-indent="false" fo:keep-with-next="always"/>
      <style:text-properties style:font-name="Times" fo:font-size="12pt" fo:font-weight="bold" style:font-size-asian="12pt" style:font-weight-asian="bold" style:font-name-complex="Times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3.81cm" fo:margin-right="0cm" fo:margin-top="0cm" fo:margin-bottom="0cm" fo:line-height="150%" fo:text-align="justify" style:justify-single-word="false" fo:text-indent="0cm" style:auto-text-indent="false" fo:keep-with-next="always"/>
      <style:text-properties style:font-name="Times" fo:font-size="12pt" fo:font-weight="bold" style:font-size-asian="12pt" style:font-weight-asian="bold" style:font-name-complex="Times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5.08cm" fo:margin-right="0cm" fo:margin-top="0cm" fo:margin-bottom="0cm" fo:line-height="150%" fo:text-align="justify" style:justify-single-word="false" fo:text-indent="0cm" style:auto-text-indent="false"/>
      <style:text-properties style:font-name="Times" fo:font-size="12pt" fo:font-weight="bold" style:font-size-asian="12pt" style:font-weight-asian="bold" style:font-name-complex="Times" style:font-size-complex="13pt"/>
    </style:style>
    <style:style style:name="Footnote" style:family="paragraph" style:parent-style-name="Standard" style:class="extra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>
      <style:text-properties fo:font-size="12pt" style:font-size-asian="12pt" style:font-size-complex="12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Comment_20_Subject" style:display-name="Comment Subject" style:family="paragraph" style:parent-style-name="Comment_20_Text" style:next-style-name="Comment_20_Text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794cm" fo:margin-right="0cm" fo:margin-top="0cm" fo:margin-bottom="0cm" fo:line-height="0.564cm" fo:text-indent="-0.441cm" style:auto-text-indent="false">
        <style:tab-stops>
          <style:tab-stop style:position="16.492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  <style:text-properties fo:font-size="9pt" style:font-size-asian="9pt" style:font-size-complex="9pt"/>
    </style:style>
    <style:style style:name="WW-Default" style:family="paragraph">
      <style:paragraph-properties fo:orphans="0" fo:widows="0" style:text-autospace="none"/>
      <style:text-properties fo:color="#000000" style:font-name="Garamond" fo:font-size="12pt" fo:language="en" fo:country="US" style:font-name-asian="Times New Roman" style:font-size-asian="12pt" style:font-name-complex="Garamond" style:font-size-complex="12pt" style:language-complex="ar" style:country-complex="SA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5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Wingdings" style:font-name-complex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5" style:family="text">
      <style:text-properties style:font-name="Wingdings" style:font-name-complex="Wingdings"/>
    </style:style>
    <style:style style:name="WW8Num40z0" style:family="text">
      <style:text-properties style:font-name="Wingdings" style:font-name-complex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 style:font-name-complex="Symbol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Wingdings" style:font-name-complex="Wingdings"/>
    </style:style>
    <style:style style:name="WW8Num43z1" style:family="text">
      <style:text-properties style:font-name="Courier New" style:font-name-complex="Courier New"/>
    </style:style>
    <style:style style:name="WW8Num43z3" style:family="text">
      <style:text-properties style:font-name="Symbol" style:font-name-complex="Symbol"/>
    </style:style>
    <style:style style:name="WW8Num44z0" style:family="text">
      <style:text-properties style:font-name="Wingdings" style:font-name-complex="Wingdings"/>
    </style:style>
    <style:style style:name="WW8Num44z1" style:family="text">
      <style:text-properties style:font-name="Courier New" style:font-name-complex="Courier New"/>
    </style:style>
    <style:style style:name="WW8Num44z3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9pt" style:font-size-asian="9pt"/>
    </style:style>
    <style:style style:name="Balloon_20_Text_20_Char" style:display-name="Balloon Text Char" style:family="text">
      <style:text-properties style:font-name="Lucida Grande" fo:font-size="9pt" style:font-size-asian="9pt" style:font-name-complex="Lucida Grande" style:font-size-complex="9pt"/>
    </style:style>
    <style:style style:name="Comment_20_Text_20_Char" style:display-name="Comment Text Char" style:family="text">
      <style:text-properties fo:font-size="12pt" style:font-size-asian="12pt" style:font-size-complex="12pt"/>
    </style:style>
    <style:style style:name="Comment_20_Subject_20_Char" style:display-name="Comment Subject Char" style:family="text">
      <style:text-properties fo:font-size="12pt" fo:font-weight="bold" style:font-size-asian="12pt" style:font-weight-asian="bold" style:font-size-complex="12pt" style:font-weight-complex="bold"/>
    </style:style>
    <style:style style:name="Law_20_I_20_II_20_III" style:display-name="Law I II III" style:family="text">
      <style:text-properties style:font-name="Times" fo:font-size="12pt" fo:font-weight="bold" style:font-size-asian="12pt" style:font-weight-asian="bold" style:font-name-complex="Times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Times" fo:font-size="12pt" fo:font-weight="bold" style:letter-kerning="true" style:font-size-asian="12pt" style:font-weight-asian="bold" style:font-name-complex="Times" style:font-size-complex="16pt"/>
    </style:style>
    <style:style style:name="Footnote_20_Text_20_Char" style:display-name="Footnote Text Char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9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9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  <style:text-properties style:font-name="Times" fo:font-size="12pt" fo:font-weight="bold" style:font-name-asian="Times" style:font-size-asian="12pt" style:font-weight-asian="bold" style:font-name-complex="Times"/>
    </style:style>
    <style:style style:name="MP2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7.62cm" style:type="center"/>
          <style:tab-stop style:position="15.004cm"/>
          <style:tab-stop style:position="15.24cm" style:type="right"/>
          <style:tab-stop style:position="16.51cm" style:type="right"/>
        </style:tab-stops>
      </style:paragraph-properties>
    </style:style>
    <style:style style:name="MT1" style:family="text">
      <style:text-properties fo:font-size="12pt" style:font-size-asian="12pt"/>
    </style:style>
    <style:style style:name="MT2" style:family="text">
      <style:text-properties style:font-name="Times" fo:font-size="12pt" fo:font-weight="bold" style:font-size-asian="12pt" style:font-weight-asian="bold" style:font-name-complex="Times"/>
    </style:style>
    <style:style style:name="MT3" style:family="text">
      <style:text-properties style:font-name="Times" fo:font-size="12pt" fo:font-weight="bold" style:font-name-asian="Times" style:font-size-asian="12pt" style:font-weight-asian="bold" style:font-name-complex="Times"/>
    </style:style>
    <style:page-layout style:name="Mpm1">
      <style:page-layout-properties fo:page-width="21.59cm" fo:page-height="27.94cm" style:num-format="i" style:print-orientation="portrait" fo:margin-top="1.016cm" fo:margin-bottom="1.016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41cm" style:dynamic-spacing="true"/>
      </style:header-style>
      <style:footer-style>
        <style:header-footer-properties fo:min-height="2.54cm" fo:margin-left="0cm" fo:margin-right="0cm" fo:margin-top="2.44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3.556cm" fo:margin-bottom="3.556cm" fo:margin-left="2.54cm" fo:margin-right="2.54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Page_20_Number"><text:span text:style-name="MT1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4">
      <style:header>
        <text:p text:style-name="MP2"><text:span text:style-name="MT2">NOTE:</text:span><text:span text:style-name="MT3"> </text:span><text:span text:style-name="MT2">This</text:span><text:span text:style-name="MT3"> </text:span><text:span text:style-name="MT2">is</text:span><text:span text:style-name="MT3"> </text:span><text:span text:style-name="MT2">not</text:span><text:span text:style-name="MT3"> </text:span><text:span text:style-name="MT2">legal</text:span><text:span text:style-name="MT3"> </text:span><text:span text:style-name="MT2">advice.</text:span><text:span text:style-name="MT3"> </text:span><text:span text:style-name="MT2">This</text:span><text:span text:style-name="MT3"> </text:span><text:span text:style-name="MT2">study</text:span><text:span text:style-name="MT3"> </text:span><text:span text:style-name="MT2">of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case</text:span><text:span text:style-name="MT3"> </text:span><text:span text:style-name="MT2">law</text:span><text:span text:style-name="MT3"> </text:span><text:span text:style-name="MT2">was</text:span><text:span text:style-name="MT3"> </text:span><text:span text:style-name="MT2">completed</text:span><text:span text:style-name="MT3"> </text:span><text:span text:style-name="MT2">in</text:span><text:span text:style-name="MT3"> </text:span><text:span text:style-name="MT2">2009</text:span><text:span text:style-name="MT3"> </text:span><text:span text:style-name="MT2">and</text:span><text:span text:style-name="MT3"> </text:span><text:span text:style-name="MT2">is</text:span><text:span text:style-name="MT3"> </text:span><text:span text:style-name="MT2">intended</text:span><text:span text:style-name="MT3"> </text:span><text:span text:style-name="MT2">to</text:span><text:span text:style-name="MT3"> </text:span><text:span text:style-name="MT2">help</text:span><text:span text:style-name="MT3"> </text:span><text:span text:style-name="MT2">increase</text:span><text:span text:style-name="MT3"> </text:span><text:span text:style-name="MT2">understanding</text:span><text:span text:style-name="MT3"> </text:span><text:span text:style-name="MT2">of</text:span><text:span text:style-name="MT3"> </text:span><text:span text:style-name="MT2">the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doctrine</text:span><text:span text:style-name="MT3"> </text:span><text:span text:style-name="MT2">as</text:span><text:span text:style-name="MT3"> </text:span><text:span text:style-name="MT2">it</text:span><text:span text:style-name="MT3"> </text:span><text:span text:style-name="MT2">applies</text:span><text:span text:style-name="MT3"> </text:span><text:span text:style-name="MT2">in</text:span><text:span text:style-name="MT3"> </text:span><text:span text:style-name="MT2">the</text:span><text:span text:style-name="MT3"> </text:span><text:span text:style-name="MT2">educational</text:span><text:span text:style-name="MT3"> </text:span><text:span text:style-name="MT2">context.</text:span><text:span text:style-name="MT3"> </text:span><text:span text:style-name="MT2">It</text:span><text:span text:style-name="MT3"> </text:span><text:span text:style-name="MT2">is</text:span><text:span text:style-name="MT3"> </text:span><text:span text:style-name="MT2">not</text:span><text:span text:style-name="MT3"> </text:span><text:span text:style-name="MT2">intended</text:span><text:span text:style-name="MT3"> </text:span><text:span text:style-name="MT2">as</text:span><text:span text:style-name="MT3"> </text:span><text:span text:style-name="MT2">a</text:span><text:span text:style-name="MT3"> </text:span><text:span text:style-name="MT2">substitute</text:span><text:span text:style-name="MT3"> </text:span><text:span text:style-name="MT2">for</text:span><text:span text:style-name="MT3"> </text:span><text:span text:style-name="MT2">legal</text:span><text:span text:style-name="MT3"> </text:span><text:span text:style-name="MT2">advice</text:span><text:span text:style-name="MT3"> </text:span><text:span text:style-name="MT2">or</text:span><text:span text:style-name="MT3"> </text:span><text:span text:style-name="MT2">as</text:span><text:span text:style-name="MT3"> </text:span><text:span text:style-name="MT2">a</text:span><text:span text:style-name="MT3"> </text:span><text:span text:style-name="MT2">comprehensive</text:span><text:span text:style-name="MT3"> </text:span><text:span text:style-name="MT2">guide</text:span><text:span text:style-name="MT3"> </text:span><text:span text:style-name="MT2">to</text:span><text:span text:style-name="MT3"> </text:span><text:span text:style-name="MT2">fair</text:span><text:span text:style-name="MT3"> </text:span><text:span text:style-name="MT2">use.</text:span><text:span text:style-name="MT3"> <text:s/></text:span></text:p>
        <text:p text:style-name="Header"/>
      </style:header>
      <style:footer>
        <text:p text:style-name="MP2"><text:span text:style-name="MT2">NOTE:</text:span><text:span text:style-name="MT3"> </text:span><text:span text:style-name="MT2">This</text:span><text:span text:style-name="MT3"> </text:span><text:span text:style-name="MT2">is</text:span><text:span text:style-name="MT3"> </text:span><text:span text:style-name="MT2">not</text:span><text:span text:style-name="MT3"> </text:span><text:span text:style-name="MT2">legal</text:span><text:span text:style-name="MT3"> </text:span><text:span text:style-name="MT2">advice.</text:span><text:span text:style-name="MT3"> </text:span><text:span text:style-name="MT2">This</text:span><text:span text:style-name="MT3"> </text:span><text:span text:style-name="MT2">study</text:span><text:span text:style-name="MT3"> </text:span><text:span text:style-name="MT2">of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case</text:span><text:span text:style-name="MT3"> </text:span><text:span text:style-name="MT2">law</text:span><text:span text:style-name="MT3"> </text:span><text:span text:style-name="MT2">was</text:span><text:span text:style-name="MT3"> </text:span><text:span text:style-name="MT2">completed</text:span><text:span text:style-name="MT3"> </text:span><text:span text:style-name="MT2">in</text:span><text:span text:style-name="MT3"> </text:span><text:span text:style-name="MT2">2009</text:span><text:span text:style-name="MT3"> </text:span><text:span text:style-name="MT2">and</text:span><text:span text:style-name="MT3"> </text:span><text:span text:style-name="MT2">is</text:span><text:span text:style-name="MT3"> </text:span><text:span text:style-name="MT2">intended</text:span><text:span text:style-name="MT3"> </text:span><text:span text:style-name="MT2">to</text:span><text:span text:style-name="MT3"> </text:span><text:span text:style-name="MT2">help</text:span><text:span text:style-name="MT3"> </text:span><text:span text:style-name="MT2">increase</text:span><text:span text:style-name="MT3"> </text:span><text:span text:style-name="MT2">understanding</text:span><text:span text:style-name="MT3"> </text:span><text:span text:style-name="MT2">of</text:span><text:span text:style-name="MT3"> </text:span><text:span text:style-name="MT2">the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doctrine</text:span><text:span text:style-name="MT3"> </text:span><text:span text:style-name="MT2">as</text:span><text:span text:style-name="MT3"> </text:span><text:span text:style-name="MT2">it</text:span><text:span text:style-name="MT3"> </text:span><text:span text:style-name="MT2">applies</text:span><text:span text:style-name="MT3"> </text:span><text:span text:style-name="MT2">in</text:span><text:span text:style-name="MT3"> </text:span><text:span text:style-name="MT2">the</text:span><text:span text:style-name="MT3"> </text:span><text:span text:style-name="MT2">educational</text:span><text:span text:style-name="MT3"> </text:span><text:span text:style-name="MT2">context.</text:span><text:span text:style-name="MT3"> </text:span><text:span text:style-name="MT2">It</text:span><text:span text:style-name="MT3"> </text:span><text:span text:style-name="MT2">is</text:span><text:span text:style-name="MT3"> </text:span><text:span text:style-name="MT2">not</text:span><text:span text:style-name="MT3"> </text:span><text:span text:style-name="MT2">intended</text:span><text:span text:style-name="MT3"> </text:span><text:span text:style-name="MT2">as</text:span><text:span text:style-name="MT3"> </text:span><text:span text:style-name="MT2">a</text:span><text:span text:style-name="MT3"> </text:span><text:span text:style-name="MT2">substitute</text:span><text:span text:style-name="MT3"> </text:span><text:span text:style-name="MT2">for</text:span><text:span text:style-name="MT3"> </text:span><text:span text:style-name="MT2">legal</text:span><text:span text:style-name="MT3"> </text:span><text:span text:style-name="MT2">advice</text:span><text:span text:style-name="MT3"> </text:span><text:span text:style-name="MT2">or</text:span><text:span text:style-name="MT3"> </text:span><text:span text:style-name="MT2">as</text:span><text:span text:style-name="MT3"> </text:span><text:span text:style-name="MT2">a</text:span><text:span text:style-name="MT3"> </text:span><text:span text:style-name="MT2">comprehensive</text:span><text:span text:style-name="MT3"> </text:span><text:span text:style-name="MT2">guide</text:span><text:span text:style-name="MT3"> </text:span><text:span text:style-name="MT2">to</text:span><text:span text:style-name="MT3"> </text:span><text:span text:style-name="MT2">fair</text:span><text:span text:style-name="MT3"> </text:span><text:span text:style-name="MT2">use.</text:span><text:span text:style-name="MT3"> <text:s/></text:span></text:p>
        <text:p text:style-name="MP3"><text:span text:style-name="MT1"><text:tab/><text:tab/><text:tab/><text:tab/>-</text:span><text:span text:style-name="Page_20_Number"><text:span text:style-name="MT1"><text:page-number text:select-page="current"/></text:span></text:span><text:span text:style-name="Page_20_Number"><text:span text:style-name="MT1">-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</dc:title>
    <meta:initial-creator>David Marty</meta:initial-creator>
    <meta:creation-date>2012-01-22T18:32:00</meta:creation-date>
    <dc:creator>Gabriel Gullón</dc:creator>
    <dc:date>2013-12-08T19:05:01</dc:date>
    <meta:print-date>2009-04-14T16:59:00</meta:print-date>
    <meta:editing-cycles>14</meta:editing-cycles>
    <meta:editing-duration>PT39M55S</meta:editing-duration>
    <meta:generator>LibreOffice/3.5$Linux_x86 LibreOffice_project/350m1$Build-2</meta:generator>
    <meta:document-statistic meta:table-count="0" meta:image-count="0" meta:object-count="0" meta:page-count="2" meta:paragraph-count="5" meta:word-count="113" meta:character-count="621" meta:non-whitespace-character-count="504"/>
    <meta:user-defined meta:name="Info 1"/>
    <meta:user-defined meta:name="Info 2"/>
    <meta:user-defined meta:name="Info 3"/>
    <meta:user-defined meta:name="Info 4"/>
  </office:meta>
</office:document-meta>
</file>